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scadia Code SemiBold" svg:font-family="'Cascadia Code Semi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82b39"/>
    </style:style>
    <style:style style:name="P2" style:family="paragraph" style:parent-style-name="Standard">
      <style:text-properties officeooo:rsid="00082b39" officeooo:paragraph-rsid="00082b39"/>
    </style:style>
    <style:style style:name="P3" style:family="paragraph" style:parent-style-name="Standard">
      <style:text-properties officeooo:rsid="00082b39" officeooo:paragraph-rsid="00098b06"/>
    </style:style>
    <style:style style:name="P4" style:family="paragraph" style:parent-style-name="Standard">
      <style:paragraph-properties>
        <style:tab-stops>
          <style:tab-stop style:position="10.224cm"/>
        </style:tab-stops>
      </style:paragraph-properties>
      <style:text-properties fo:font-size="14pt" officeooo:paragraph-rsid="00082b39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0.224cm"/>
        </style:tab-stops>
      </style:paragraph-properties>
      <style:text-properties fo:font-size="14pt" officeooo:paragraph-rsid="00098b06" style:font-size-asian="14pt" style:font-size-complex="14pt"/>
    </style:style>
    <style:style style:name="P6" style:family="paragraph" style:parent-style-name="Standard">
      <style:text-properties fo:font-weight="bold" officeooo:rsid="00082b39" officeooo:paragraph-rsid="00082b39" style:font-weight-asian="bold" style:font-weight-complex="bold"/>
    </style:style>
    <style:style style:name="P7" style:family="paragraph" style:parent-style-name="Standard">
      <style:text-properties fo:font-weight="bold" officeooo:rsid="00082b39" officeooo:paragraph-rsid="00098b06" style:font-weight-asian="bold" style:font-weight-complex="bold"/>
    </style:style>
    <style:style style:name="P8" style:family="paragraph" style:parent-style-name="Standard">
      <style:text-properties fo:font-weight="bold" officeooo:rsid="00082b39" officeooo:paragraph-rsid="0009e5cf" style:font-weight-asian="bold" style:font-weight-complex="bold"/>
    </style:style>
    <style:style style:name="P9" style:family="paragraph" style:parent-style-name="Standard">
      <style:text-properties fo:font-weight="bold" officeooo:rsid="00098b06" officeooo:paragraph-rsid="00098b06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10.224cm"/>
        </style:tab-stops>
      </style:paragraph-properties>
      <style:text-properties style:font-name="Calibri" fo:font-size="14pt" officeooo:paragraph-rsid="00098b06" style:font-size-asian="14pt" style:font-size-complex="14pt"/>
    </style:style>
    <style:style style:name="P11" style:family="paragraph" style:parent-style-name="Standard">
      <style:text-properties style:font-name="Calibri" officeooo:rsid="00082b39" officeooo:paragraph-rsid="00098b06"/>
    </style:style>
    <style:style style:name="P12" style:family="paragraph" style:parent-style-name="Standard">
      <style:text-properties style:font-name="Cascadia Code SemiBold" officeooo:rsid="00082b39" officeooo:paragraph-rsid="00082b39"/>
    </style:style>
    <style:style style:name="P13" style:family="paragraph" style:parent-style-name="Standard">
      <style:text-properties fo:font-variant="normal" fo:text-transform="none" fo:color="#ffffff" loext:opacity="100%" style:font-name="Calibri" fo:font-size="18pt" fo:letter-spacing="normal" fo:font-style="normal" style:text-underline-style="solid" style:text-underline-width="auto" style:text-underline-color="font-color" fo:font-weight="bold" officeooo:rsid="00082b39" officeooo:paragraph-rsid="00082b39" style:font-size-asian="18pt" style:font-weight-asian="bold" style:font-size-complex="18pt" style:font-weight-complex="bold"/>
    </style:style>
    <style:style style:name="P14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bold" officeooo:rsid="00082b39" officeooo:paragraph-rsid="00082b39"/>
    </style:style>
    <style:style style:name="P15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bold" officeooo:rsid="00082b39" officeooo:paragraph-rsid="00098b06"/>
    </style:style>
    <style:style style:name="P16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082b39"/>
    </style:style>
    <style:style style:name="P17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098b06"/>
    </style:style>
    <style:style style:name="P18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082b39" style:font-weight-asian="normal" style:font-weight-complex="normal"/>
    </style:style>
    <style:style style:name="P19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098b06" style:font-weight-asian="normal" style:font-weight-complex="normal"/>
    </style:style>
    <style:style style:name="P20" style:family="paragraph" style:parent-style-name="Standard">
      <style:text-properties fo:color="#ffffff" loext:opacity="100%" style:font-name="Calibri" fo:font-size="12pt" style:text-underline-style="solid" style:text-underline-width="auto" style:text-underline-color="font-color" fo:font-weight="bold" officeooo:rsid="00082b39" officeooo:paragraph-rsid="00082b39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ffffff" loext:opacity="100%" style:font-name="Calibri" fo:font-size="12pt" style:text-underline-style="solid" style:text-underline-width="auto" style:text-underline-color="font-color" fo:font-weight="bold" officeooo:rsid="00082b39" officeooo:paragraph-rsid="00098b06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ffff" loext:opacity="100%" style:font-name="Calibri" fo:font-size="12pt" style:text-underline-style="solid" style:text-underline-width="auto" style:text-underline-color="font-color" fo:font-weight="bold" officeooo:rsid="00098b06" officeooo:paragraph-rsid="00098b06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ffffff" loext:opacity="100%" style:font-name="Calibri" fo:font-size="12pt" style:text-underline-style="none" fo:font-weight="bold" officeooo:rsid="00098b06" officeooo:paragraph-rsid="00098b06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ffffff" loext:opacity="100%" style:font-name="Calibri" fo:font-size="12pt" style:text-underline-style="none" fo:font-weight="normal" officeooo:rsid="00098b06" officeooo:paragraph-rsid="00098b06" style:font-size-asian="12pt" style:font-weight-asian="normal" style:font-size-complex="12pt" style:font-weight-complex="normal"/>
    </style:style>
    <style:style style:name="P25" style:family="paragraph" style:parent-style-name="Heading_20_1">
      <style:text-properties style:font-name="Calibri" fo:font-size="22pt" fo:font-weight="bold" officeooo:paragraph-rsid="00082b39" style:font-size-asian="22pt" style:font-weight-asian="bold" style:font-size-complex="22pt" style:font-weight-complex="bold"/>
    </style:style>
    <style:style style:name="P26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bold" officeooo:rsid="00098b06" officeooo:paragraph-rsid="00098b06" style:font-weight-asian="bold" style:font-weight-complex="bold"/>
    </style:style>
    <style:style style:name="P27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bold" officeooo:rsid="00082b39" officeooo:paragraph-rsid="00098b06" style:font-weight-asian="bold" style:font-weight-complex="bold"/>
    </style:style>
    <style:style style:name="P28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bold" officeooo:rsid="00082b39" officeooo:paragraph-rsid="0010ba2c"/>
    </style:style>
    <style:style style:name="P29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98b06" officeooo:paragraph-rsid="00098b06" style:font-weight-asian="normal" style:font-weight-complex="normal"/>
    </style:style>
    <style:style style:name="P30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98b06" officeooo:paragraph-rsid="0010ba2c" style:font-weight-asian="normal" style:font-weight-complex="normal"/>
    </style:style>
    <style:style style:name="P31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10ba2c" style:font-weight-asian="normal" style:font-weight-complex="normal"/>
    </style:style>
    <style:style style:name="P32" style:family="paragraph" style:parent-style-name="Standard">
      <style:text-properties fo:font-variant="normal" fo:text-transform="none" fo:color="#ffffff" loext:opacity="100%" style:font-name="Calibri" fo:font-size="12pt" fo:letter-spacing="normal" fo:font-style="normal" fo:font-weight="normal" officeooo:rsid="00082b39" officeooo:paragraph-rsid="0010ba2c"/>
    </style:style>
    <style:style style:name="P33" style:family="paragraph" style:parent-style-name="Standard" style:list-style-name="L3">
      <style:text-properties fo:font-variant="normal" fo:text-transform="none" fo:color="#ffffff" loext:opacity="100%" style:font-name="Calibri" fo:font-size="12pt" fo:letter-spacing="normal" fo:font-style="normal" style:text-underline-style="none" fo:font-weight="normal" officeooo:rsid="00098b06" officeooo:paragraph-rsid="00098b06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ffffff" loext:opacity="100%" style:font-name="Calibri" fo:font-size="12pt" fo:letter-spacing="normal" fo:font-style="normal" style:text-underline-style="none" fo:font-weight="normal" officeooo:rsid="00082b39" officeooo:paragraph-rsid="00098b06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>
        <style:tab-stops>
          <style:tab-stop style:position="10.224cm"/>
        </style:tab-stops>
      </style:paragraph-properties>
      <style:text-properties fo:font-variant="normal" fo:text-transform="none" fo:color="#ffffff" loext:opacity="100%" style:font-name="Calibri" fo:font-size="14pt" fo:letter-spacing="normal" fo:font-style="normal" fo:font-weight="bold" officeooo:rsid="00082b39" officeooo:paragraph-rsid="00098b06" fo:background-color="transparent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color="#ffffff" loext:opacity="100%" style:font-name="Calibri" fo:font-size="12pt" style:text-underline-style="none" fo:font-weight="normal" officeooo:rsid="00098b06" officeooo:paragraph-rsid="00098b06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ffffff" loext:opacity="100%" style:font-name="Calibri" fo:font-size="12pt" style:text-underline-style="none" fo:font-weight="normal" officeooo:rsid="00098b06" officeooo:paragraph-rsid="00098b06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text-properties fo:color="#ffffff" loext:opacity="100%" style:font-name="Calibri" fo:font-size="12pt" style:text-underline-style="none" fo:font-weight="normal" officeooo:rsid="00098b06" officeooo:paragraph-rsid="00098b06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ffffff" loext:opacity="100%" style:font-name="Calibri" fo:font-size="12pt" style:text-underline-style="none" fo:font-weight="normal" officeooo:rsid="00098b06" officeooo:paragraph-rsid="0010ba2c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ffffff" loext:opacity="100%" style:font-name="Calibri" fo:font-size="12pt" style:text-underline-style="none" fo:font-weight="normal" officeooo:paragraph-rsid="00098b06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fo:color="#ffffff" loext:opacity="100%" style:font-name="Calibri" fo:font-size="12pt" style:text-underline-style="none" fo:font-weight="normal" officeooo:rsid="000f2b91" officeooo:paragraph-rsid="000f2b91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ffffff" loext:opacity="100%" style:font-name="Calibri" fo:font-size="12pt" style:text-underline-style="none" fo:font-weight="normal" officeooo:rsid="000f2b91" officeooo:paragraph-rsid="000f2b91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ffffff" loext:opacity="100%" style:font-name="Calibri" fo:font-size="12pt" style:text-underline-style="none" fo:font-weight="bold" officeooo:rsid="00098b06" officeooo:paragraph-rsid="00098b06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ffffff" loext:opacity="100%" style:font-name="Calibri" fo:font-size="12pt" style:text-underline-style="none" fo:font-weight="bold" officeooo:rsid="00098b06" officeooo:paragraph-rsid="0010ba2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weight="bold" officeooo:rsid="00082b39" officeooo:paragraph-rsid="00098b06" style:font-weight-asian="bold" style:font-weight-complex="bold"/>
    </style:style>
    <style:style style:name="P46" style:family="paragraph" style:parent-style-name="Standard">
      <style:text-properties fo:font-weight="bold" officeooo:rsid="00082b39" officeooo:paragraph-rsid="0010ba2c" style:font-weight-asian="bold" style:font-weight-complex="bold"/>
    </style:style>
    <style:style style:name="P47" style:family="paragraph" style:parent-style-name="Standard">
      <style:text-properties fo:font-weight="bold" officeooo:rsid="00098b06" officeooo:paragraph-rsid="00098b06" style:font-weight-asian="bold" style:font-weight-complex="bold"/>
    </style:style>
    <style:style style:name="P48" style:family="paragraph" style:parent-style-name="Standard">
      <style:text-properties fo:font-weight="bold" officeooo:rsid="00098b06" officeooo:paragraph-rsid="0010ba2c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10.224cm"/>
        </style:tab-stops>
      </style:paragraph-properties>
      <style:text-properties fo:font-size="14pt" officeooo:paragraph-rsid="0010ba2c" style:font-size-asian="14pt" style:font-size-complex="14pt"/>
    </style:style>
    <style:style style:name="P50" style:family="paragraph" style:parent-style-name="Standard">
      <style:text-properties officeooo:rsid="00082b39" officeooo:paragraph-rsid="0010ba2c"/>
    </style:style>
    <style:style style:name="P51" style:family="paragraph" style:parent-style-name="Standard" style:list-style-name="L5">
      <style:text-properties style:font-name="Calibri" style:text-underline-style="none" fo:font-weight="normal" officeooo:rsid="00082b39" officeooo:paragraph-rsid="00124462" style:font-weight-asian="normal" style:font-weight-complex="normal"/>
    </style:style>
    <style:style style:name="T1" style:family="text">
      <style:text-properties style:font-name="Cascadia Code SemiBold" officeooo:rsid="00082b39"/>
    </style:style>
    <style:style style:name="T2" style:family="text">
      <style:text-properties officeooo:rsid="00082b39"/>
    </style:style>
    <style:style style:name="T3" style:family="text">
      <style:text-properties style:font-name="Calibri" fo:font-size="18pt" style:text-underline-style="solid" style:text-underline-width="auto" style:text-underline-color="font-color" fo:font-weight="bold" officeooo:rsid="00082b39" style:font-size-asian="18pt" style:font-weight-asian="bold" style:font-size-complex="18pt" style:font-weight-complex="bold"/>
    </style:style>
    <style:style style:name="T4" style:family="text">
      <style:text-properties fo:font-weight="normal" officeooo:rsid="00082b39" style:font-weight-asian="normal" style:font-weight-complex="normal"/>
    </style:style>
    <style:style style:name="T5" style:family="text">
      <style:text-properties fo:font-weight="normal" officeooo:rsid="000f2b91" style:font-weight-asian="normal" style:font-weight-complex="normal"/>
    </style:style>
    <style:style style:name="T6" style:family="text">
      <style:text-properties fo:font-variant="normal" fo:text-transform="none" fo:color="#ffffff" loext:opacity="100%" style:font-name="Calibri" fo:font-size="12pt" fo:letter-spacing="normal" fo:font-style="normal"/>
    </style:style>
    <style:style style:name="T7" style:family="text">
      <style:text-properties fo:font-variant="normal" fo:text-transform="none" fo:color="#ffffff" loext:opacity="100%" style:font-name="Calibri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ffffff" loext:opacity="100%" style:font-name="Calibri" fo:font-size="12pt" fo:letter-spacing="normal" fo:font-style="normal" fo:font-weight="normal"/>
    </style:style>
    <style:style style:name="T9" style:family="text">
      <style:text-properties fo:font-variant="normal" fo:text-transform="none" fo:color="#ffffff" loext:opacity="100%" style:font-name="Calibri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098b06" style:font-weight-asian="normal" style:font-weight-complex="normal"/>
    </style:style>
    <style:style style:name="T11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09e5cf" style:font-weight-asian="normal" style:font-weight-complex="normal"/>
    </style:style>
    <style:style style:name="T12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0d8601" style:font-weight-asian="normal" style:font-weight-complex="normal"/>
    </style:style>
    <style:style style:name="T13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10ba2c" style:font-weight-asian="normal" style:font-weight-complex="normal"/>
    </style:style>
    <style:style style:name="T14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124462" style:font-weight-asian="normal" style:font-weight-complex="normal"/>
    </style:style>
    <style:style style:name="T15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12dede" style:font-weight-asian="normal" style:font-weight-complex="normal"/>
    </style:style>
    <style:style style:name="T16" style:family="text">
      <style:text-properties fo:font-variant="normal" fo:text-transform="none" fo:color="#ffffff" loext:opacity="100%" style:font-name="Calibri" fo:font-size="12pt" fo:letter-spacing="normal" fo:font-style="normal" fo:font-weight="normal" fo:background-color="transparent" loext:char-shading-value="0"/>
    </style:style>
    <style:style style:name="T17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098b06"/>
    </style:style>
    <style:style style:name="T18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09e5cf"/>
    </style:style>
    <style:style style:name="T19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10ba2c"/>
    </style:style>
    <style:style style:name="T20" style:family="text">
      <style:text-properties fo:font-variant="normal" fo:text-transform="none" fo:color="#ffffff" loext:opacity="100%" style:font-name="Calibri" fo:font-size="12pt" fo:letter-spacing="normal" fo:font-style="normal" officeooo:rsid="00124462"/>
    </style:style>
    <style:style style:name="T21" style:family="text">
      <style:text-properties fo:font-variant="normal" fo:text-transform="none" fo:color="#ffffff" loext:opacity="100%" style:font-name="Calibri" fo:letter-spacing="normal" fo:font-style="normal" fo:font-weight="bold"/>
    </style:style>
    <style:style style:name="T22" style:family="text">
      <style:text-properties fo:font-variant="normal" fo:text-transform="none" fo:color="#ffffff" loext:opacity="100%" style:font-name="Calibri" fo:letter-spacing="normal" fo:font-style="normal" fo:font-weight="bold" officeooo:rsid="00082b39"/>
    </style:style>
    <style:style style:name="T23" style:family="text">
      <style:text-properties fo:font-variant="normal" fo:text-transform="none" fo:color="#ffffff" loext:opacity="100%" style:font-name="Calibri" fo:letter-spacing="normal" fo:font-style="normal" fo:font-weight="bold" officeooo:rsid="00098b06"/>
    </style:style>
    <style:style style:name="T24" style:family="text">
      <style:text-properties fo:font-variant="normal" fo:text-transform="none" fo:color="#ffffff" loext:opacity="100%" style:font-name="Calibri" fo:letter-spacing="normal" fo:font-style="normal" fo:font-weight="bold" officeooo:rsid="00098b06" style:font-weight-asian="bold" style:font-weight-complex="bold"/>
    </style:style>
    <style:style style:name="T25" style:family="text">
      <style:text-properties fo:font-variant="normal" fo:text-transform="none" fo:color="#ffffff" loext:opacity="100%" style:font-name="Calibri" fo:letter-spacing="normal" fo:font-style="normal" fo:font-weight="bold" officeooo:rsid="00082b39" style:font-weight-asian="bold" style:font-weight-complex="bold"/>
    </style:style>
    <style:style style:name="T26" style:family="text">
      <style:text-properties fo:font-variant="normal" fo:text-transform="none" fo:color="#ffffff" loext:opacity="100%" style:font-name="Calibri" fo:letter-spacing="normal" fo:font-style="normal" fo:font-weight="bold" officeooo:rsid="000d8601" style:font-weight-asian="bold" style:font-weight-complex="bold"/>
    </style:style>
    <style:style style:name="T27" style:family="text">
      <style:text-properties fo:font-variant="normal" fo:text-transform="none" fo:color="#ffffff" loext:opacity="100%" style:font-name="Calibri" fo:letter-spacing="normal" fo:font-style="normal" fo:font-weight="bold" officeooo:rsid="0010ba2c"/>
    </style:style>
    <style:style style:name="T28" style:family="text">
      <style:text-properties fo:font-variant="normal" fo:text-transform="none" fo:color="#ffffff" loext:opacity="100%" fo:letter-spacing="normal" fo:font-style="normal" fo:font-weight="bold" officeooo:rsid="00082b39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ffffff" loext:opacity="100%" fo:font-size="12pt" fo:letter-spacing="normal" fo:font-style="normal" fo:font-weight="bold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ffffff" loext:opacity="100%" fo:font-size="12pt" fo:letter-spacing="normal" fo:font-style="normal" fo:font-weight="normal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fo:font-weight="bold"/>
    </style:style>
    <style:style style:name="T33" style:family="text">
      <style:text-properties fo:font-variant="normal" fo:text-transform="none" fo:letter-spacing="normal" fo:font-style="normal" fo:font-weight="bold" officeooo:rsid="00082b39"/>
    </style:style>
    <style:style style:name="T3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officeooo:rsid="00098b06"/>
    </style:style>
    <style:style style:name="T36" style:family="text">
      <style:text-properties fo:font-variant="normal" fo:text-transform="none" fo:letter-spacing="normal" fo:font-style="normal" fo:font-weight="bold" officeooo:rsid="0010ba2c"/>
    </style:style>
    <style:style style:name="T37" style:family="text">
      <style:text-properties fo:font-variant="normal" fo:text-transform="none" fo:letter-spacing="normal" fo:font-style="normal" fo:background-color="transparent" loext:char-shading-value="0"/>
    </style:style>
    <style:style style:name="T38" style:family="text">
      <style:text-properties fo:font-variant="normal" fo:text-transform="none" fo:letter-spacing="normal" fo:font-style="normal" fo:font-weight="normal" officeooo:rsid="00124462" style:font-weight-asian="normal" style:font-weight-complex="normal"/>
    </style:style>
    <style:style style:name="T39" style:family="text">
      <style:text-properties fo:font-variant="normal" fo:text-transform="none" fo:letter-spacing="normal" fo:font-style="normal" officeooo:rsid="00124462"/>
    </style:style>
    <style:style style:name="T40" style:family="text">
      <style:text-properties fo:font-variant="normal" fo:text-transform="none" fo:letter-spacing="normal" fo:font-style="normal" officeooo:rsid="0012dede"/>
    </style:style>
    <style:style style:name="T41" style:family="text">
      <style:text-properties officeooo:rsid="000f2b9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<text:tab/> <text:s text:c="2"/></text:span></text:p>
      <text:h text:style-name="P25" text:outline-level="1"><text:span text:style-name="T2"><text:s text:c="9"/></text:span><text:span text:style-name="T4">GESTIONE DI UNA SCUDERIA DI FORMULA 1</text:span></text:h>
      <text:p text:style-name="P12"/>
      <text:p text:style-name="P1"><text:span text:style-name="T1"><text:s/><text:tab/><text:tab/><text:tab/><text:tab/><text:tab/></text:span><text:span text:style-name="T3">Casi D’uso</text:span></text:p>
      <text:p text:style-name="P13"/>
      <text:p text:style-name="P4"><text:span text:style-name="T21">[</text:span><text:span text:style-name="T22">Use Case UC</text:span><text:span text:style-name="T21">1] </text:span><text:span text:style-name="T22">Aggiunta numero di serie della vettura</text:span></text:p>
      <text:p text:style-name="P14"/>
      <text:p text:style-name="P2"><text:span text:style-name="T7">Scope:</text:span><text:span text:style-name="T8"> Il sistema deve permettere di aggiungere il numero di serie MSN.</text:span></text:p>
      <text:p text:style-name="P16"/>
      <text:p text:style-name="P2"><text:span text:style-name="T7">Level:</text:span><text:span text:style-name="T8"> Meccanico</text:span></text:p>
      <text:p text:style-name="P16"/>
      <text:p text:style-name="P2"><text:span text:style-name="T7">Attore Primario:</text:span><text:span text:style-name="T8"> Meccanico</text:span></text:p>
      <text:p text:style-name="P16"/>
      <text:p text:style-name="P7"><text:span text:style-name="T6">Precondizioni: </text:span><text:span text:style-name="T9">L’operatore deve esser</text:span><text:span text:style-name="T10">si</text:span><text:span text:style-name="T9"> autenticato come meccanico. Il numero di serie della vettura </text:span><text:span text:style-name="T10">e il codice identificativo del pilota </text:span><text:span text:style-name="T9">dev</text:span><text:span text:style-name="T10">ono</text:span><text:span text:style-name="T9"> essere present</text:span><text:span text:style-name="T10">i</text:span><text:span text:style-name="T9"> nel database.</text:span></text:p>
      <text:p text:style-name="P18"/>
      <text:p text:style-name="P9"><text:span text:style-name="T6">Garanzia di Successo: </text:span><text:span text:style-name="T12">V</text:span><text:span text:style-name="T9">isualizzazione della pagina principale per il meccanico e visualizzazione a video dell’ID PILOTA a cui è associato.</text:span></text:p>
      <text:p text:style-name="P26"/>
      <text:p text:style-name="P6"><text:span text:style-name="T6">Scenario Principale di Successo: </text:span><text:span text:style-name="T9">L’operatore, dopo essersi autentificato come meccanico, schiacci</text:span><text:span text:style-name="T10">erà</text:span><text:span text:style-name="T9"> il bottone “insert vehicle” e inseri</text:span><text:span text:style-name="T10">rà nella finestra pop up </text:span><text:span text:style-name="T9">il MSN e l’ID PILOT, </text:span><text:span text:style-name="T10">inerenti rispettivamente alla vettura e pilota.</text:span></text:p>
      <text:p text:style-name="P20"/>
      <text:p text:style-name="P23">Scenari Alternativi:</text:p>
      <text:list xml:id="list2167344016" text:style-name="L1">
        <text:list-item>
          <text:p text:style-name="P36">L’operatore, nel caso cambiasse idea, può chiudere direttamente la finestra pop up.</text:p>
        </text:list-item>
      </text:list>
      <text:p text:style-name="P24"/>
      <text:p text:style-name="P5"><text:span text:style-name="T21">[</text:span><text:span text:style-name="T22">Use Case UC</text:span><text:span text:style-name="T23">2</text:span><text:span text:style-name="T21">] </text:span><text:span text:style-name="T22">A</text:span><text:span text:style-name="T23">ssociare un componente a una</text:span><text:span text:style-name="T22"> vettura</text:span></text:p>
      <text:p text:style-name="P15"/>
      <text:p text:style-name="P3"><text:span text:style-name="T7">Scope:</text:span><text:span text:style-name="T8"> </text:span><text:span text:style-name="T16">Il sistema deve permettere di aggiungere i componenti utilizzati sulla vettura, e nel caso </text:span><text:span text:style-name="T8">comunicarne </text:span><text:span text:style-name="T16">la sostituzione.</text:span></text:p>
      <text:p text:style-name="P17"/>
      <text:p text:style-name="P3"><text:span text:style-name="T7">Level:</text:span><text:span text:style-name="T8"> Meccanico</text:span></text:p>
      <text:p text:style-name="P17"/>
      <text:p text:style-name="P3"><text:span text:style-name="T7">Attore Primario:</text:span><text:span text:style-name="T8"> Meccanico</text:span></text:p>
      <text:p text:style-name="P17"/>
      <text:p text:style-name="P46"><text:span text:style-name="T6">Precondizioni:</text:span><text:span text:style-name="T9"> </text:span><text:span text:style-name="T13">L’operatore si è autenticato come meccanico e ha scelto un componente.</text:span></text:p>
      <text:p text:style-name="P29"/>
      <text:p text:style-name="P9"><text:span text:style-name="T6">Garanzia di Successo:</text:span><text:span text:style-name="T9"> </text:span><text:span text:style-name="T12">V</text:span><text:span text:style-name="T9">isualizzazione di un messaggio di conferma, e allo schiacciare del bottone “visual status component” sarà visibile in una tabella.</text:span></text:p>
      <text:p text:style-name="P19"/>
      <text:p text:style-name="P7"><text:span text:style-name="T6">Scenario Principale di Successo: </text:span><text:span text:style-name="T9">L’operatore, dopo essersi autentificato come meccanico, schiacci</text:span><text:span text:style-name="T10">erà</text:span><text:span text:style-name="T9"> il bottone “</text:span><text:span text:style-name="T10">add component</text:span><text:span text:style-name="T9">” e inseri</text:span><text:span text:style-name="T10">rà nella finestra pop up ID COMPONENT</text:span><text:span text:style-name="T9">, </text:span><text:span text:style-name="T10">NAME COMPONENT e STATUS</text:span><text:span text:style-name="T9"> </text:span><text:span text:style-name="T10">inerenti alle condizioni del componente.</text:span></text:p>
      <text:p text:style-name="P21"/>
      <text:p text:style-name="P23"/>
      <text:p text:style-name="P23"/>
      <text:p text:style-name="P23"><text:soft-page-break/></text:p>
      <text:p text:style-name="P23">Scenari Alternativi:</text:p>
      <text:list xml:id="list4344852749047" text:continue-numbering="true" text:style-name="L1">
        <text:list-item>
          <text:p text:style-name="P36">L’operatore, nel caso cambiasse idea, può chiudere direttamente la finestra pop up.</text:p>
        </text:list-item>
        <text:list-item>
          <text:p text:style-name="P36">Se il componente è stato precedentemente usato e la sua percentuale di usura calcolata è inferiore del 50% apertura della finestra pop up per richiedere la sostituzione.</text:p>
        </text:list-item>
      </text:list>
      <text:p text:style-name="P24"/>
      <text:p text:style-name="P49"><text:span text:style-name="T21">[</text:span><text:span text:style-name="T22">Use Case UC</text:span><text:span text:style-name="T27">3</text:span><text:span text:style-name="T21">] </text:span><text:span text:style-name="T27">Creazione di una richiesta per la sostituzione di un componente</text:span></text:p>
      <text:p text:style-name="P28"/>
      <text:p text:style-name="P50"><text:span text:style-name="T7">Scope: </text:span><text:span text:style-name="T13">Il sistema deve permettere di creare un token per la sostituzione di un componente</text:span></text:p>
      <text:p text:style-name="P32"/>
      <text:p text:style-name="P50"><text:span text:style-name="T7">Level:</text:span><text:span text:style-name="T8"> </text:span><text:span text:style-name="T19">Meccanico</text:span></text:p>
      <text:p text:style-name="P32"/>
      <text:p text:style-name="P50"><text:span text:style-name="T7">Attore Primario:</text:span><text:span text:style-name="T8"> </text:span><text:span text:style-name="T19">Meccanico</text:span></text:p>
      <text:p text:style-name="P32"/>
      <text:p text:style-name="P46"><text:span text:style-name="T6">Precondizioni:</text:span><text:span text:style-name="T9"> </text:span><text:span text:style-name="T13">L’operatore si è autenticato come meccanico e ha scelto un componente.</text:span></text:p>
      <text:p text:style-name="P30"/>
      <text:p text:style-name="P48"><text:span text:style-name="T6">Garanzia di Successo:</text:span><text:span text:style-name="T9"> </text:span><text:span text:style-name="T14">Creazione di una richiesta all’interno del database.</text:span></text:p>
      <text:p text:style-name="P31"/>
      <text:p text:style-name="P46"><text:span text:style-name="T6">Scenario Principale di Successo: </text:span><text:span text:style-name="T14">L’operatore, precedentemente autenticato come meccanico e non ancora associato a una vettura, schiaccia nella home “insert request”, compila il form con i dati richiesti e preme “send”.Se il meccanico è stato precedentemente associato a una vettura ha la possibilità di schiacciare direttamente il pulsante “insert request” </text:span><text:span text:style-name="T15">inserire i dati del componente omettendo il numero seriale della vettura.</text:span></text:p>
      <text:p text:style-name="P39"/>
      <text:p text:style-name="P44">Scenari Alternativi:</text:p>
      <text:list text:style-name="L5">
        <text:list-item>
          <text:p text:style-name="P51"><text:span text:style-name="T40">D</text:span><text:span text:style-name="T39">urante l’inserimento di un componente qualsiasi se questo ha un valore di usura non conforme apparirà a video la richiesta di sostituzione.</text:span></text:p>
        </text:list-item>
      </text:list>
      <text:p text:style-name="P24"/>
      <text:p text:style-name="P5"><text:span text:style-name="T21">[</text:span><text:span text:style-name="T22">Use Case UC</text:span><text:span text:style-name="T27">4</text:span><text:span text:style-name="T21">] </text:span><text:span text:style-name="T24">Me</text:span><text:span text:style-name="T25">morizzazione dei tempi relativi a ogni settore, e calcolare il tempo del giro</text:span></text:p>
      <text:p text:style-name="P15"/>
      <text:p text:style-name="P3"><text:span text:style-name="T7">Scope:</text:span><text:span text:style-name="T8"> Il sistema deve permettere la memorizzazione dei tempi relativi a ogni settore, e calcolare il tempo del giro.</text:span></text:p>
      <text:p text:style-name="P17"/>
      <text:p text:style-name="P3"><text:span text:style-name="T7">Level:</text:span><text:span text:style-name="T8"> </text:span><text:span text:style-name="T17">Vettura</text:span></text:p>
      <text:p text:style-name="P17"/>
      <text:p text:style-name="P3"><text:span text:style-name="T7">Attore Primario:</text:span><text:span text:style-name="T8"> </text:span><text:span text:style-name="T17">Vettura</text:span></text:p>
      <text:p text:style-name="P17"/>
      <text:p text:style-name="P7"><text:span text:style-name="T6">Precondizioni: </text:span><text:span text:style-name="T10">La vettura deve montare tutti componenti idonei, e deve essere guidata da un pilota</text:span><text:span text:style-name="T9">.</text:span></text:p>
      <text:p text:style-name="P19"/>
      <text:p text:style-name="P9"><text:span text:style-name="T6">Garanzia di Successo: </text:span><text:span text:style-name="T9">L’operatore si autentica come stratega il programma acquisisce ed elabora i dati dalla vettura. Inoltre viene aggiornata la tabella inerente alla vettura nel database con i tempi dei settori dell’ultimo giro svolto.</text:span></text:p>
      <text:p text:style-name="P26"/>
      <text:p text:style-name="P7"><text:span text:style-name="T6">Scenario Principale di Successo: </text:span><text:span text:style-name="T10">Nel momento in cui si autentica l’operatore come stratega il programma acquisisce i dati della vettura e li elabora, dopodiché lo stratega schiaccerà il bottone “get time” e visualizzerà in una tabella dinamica i tempi dei settori e il tempo del giro <text:s/>evidenziando il settore più veloce. Inoltre verrà aggiornato il numero totale di giri svolti</text:span></text:p>
      <text:p text:style-name="P21"><text:soft-page-break/></text:p>
      <text:p text:style-name="P23">Scenari Alternativi:</text:p>
      <text:p text:style-name="P22">Assenti</text:p>
      <text:p text:style-name="P40"/>
      <text:p text:style-name="P24"/>
      <text:p text:style-name="P5"><text:span text:style-name="T21">[</text:span><text:span text:style-name="T22">Use Case UC</text:span><text:span text:style-name="T27">5</text:span><text:span text:style-name="T21">] </text:span><text:span text:style-name="T23">Visualizzazione</text:span><text:span text:style-name="T25"> dei tempi relativi a ogni settore</text:span></text:p>
      <text:p text:style-name="P15"/>
      <text:p text:style-name="P3"><text:span text:style-name="T7">Scope:</text:span><text:span text:style-name="T8"> Il sistema deve permettere di visualizzare il tempo impiegato in ogni settore allo stratega e deve, con i dati analizzati, consigliare una possibile strategia.</text:span></text:p>
      <text:p text:style-name="P17"><text:s/></text:p>
      <text:p text:style-name="P3"><text:span text:style-name="T7">Level:</text:span><text:span text:style-name="T8"> </text:span><text:span text:style-name="T17">Stratega</text:span></text:p>
      <text:p text:style-name="P17"/>
      <text:p text:style-name="P3"><text:span text:style-name="T7">Attore Primario:</text:span><text:span text:style-name="T8"> </text:span><text:span text:style-name="T17">Stratega</text:span></text:p>
      <text:p text:style-name="P17"/>
      <text:p text:style-name="P7"><text:span text:style-name="T6">Precondizioni: </text:span><text:span text:style-name="T10">L’operatore deve autenticarsi come stratega, schiacciare “get time” per visualizzare un giro svolto e poi “create strategy” per visualizzare la strategia proposta.</text:span></text:p>
      <text:p text:style-name="P19"/>
      <text:p text:style-name="P9"><text:span text:style-name="T6">Garanzia di Successo: </text:span><text:span text:style-name="T9">Lo stratega visualizza su video, in una tabella dinamica, i tempi dei tre settori e nel caso uno di questi fosse il più veloce in assoluto vede la cella colorarsi di viola.</text:span></text:p>
      <text:p text:style-name="P7"><text:span text:style-name="T6"/></text:p>
      <text:p text:style-name="P7"><text:span text:style-name="T6">Scenario Principale di Successo: </text:span><text:span text:style-name="T9">L’operatore, dopo essersi autentificato come </text:span><text:span text:style-name="T10">stratega</text:span><text:span text:style-name="T9">, schiacci</text:span><text:span text:style-name="T10">erà</text:span><text:span text:style-name="T9"> il bottone “</text:span><text:span text:style-name="T10">get time</text:span><text:span text:style-name="T9">” </text:span><text:span text:style-name="T10">visualizzerà a video i tempi, dopodichè se interessato a cambiare strategia di gara del pilota dovrà schiacciare “create strategy” dove gli verrà notificata come messaggio una possibile strategia da adottare.</text:span></text:p>
      <text:p text:style-name="P23"/>
      <text:p text:style-name="P23">Scenari Alternativi:</text:p>
      <text:list text:style-name="L2">
        <text:list-item>
          <text:p text:style-name="P38">Lo stratega decide di visualizzare solo i tempi dei giri perché ci si trova in un periodo di testing della vettura quale un possibile “prove libere”.</text:p>
        </text:list-item>
      </text:list>
      <text:p text:style-name="P24"/>
      <text:p text:style-name="P5"><text:span text:style-name="T21">[</text:span><text:span text:style-name="T22">Use Case UC</text:span><text:span text:style-name="T27">6</text:span><text:span text:style-name="T21">] </text:span><text:span text:style-name="T26">Eliminazione di una associazione di un pilota a una vettura</text:span></text:p>
      <text:p text:style-name="P15"/>
      <text:p text:style-name="P11"><text:span text:style-name="T34">Scope:</text:span><text:span text:style-name="T31"> </text:span><text:span text:style-name="T37">Il sistema deve permettere in qualunque momento l’eventuale eliminazione di ogni singolo pilota IN GARA, senza specificare il motivo. I piloti non devono visualizzare nulla sul display del volante. La vettura non deve essere eliminata dal sistema.</text:span></text:p>
      <text:p text:style-name="P17"/>
      <text:p text:style-name="P3"><text:span text:style-name="T7">Level:</text:span><text:span text:style-name="T8"> </text:span><text:span text:style-name="T17">Pilota</text:span></text:p>
      <text:p text:style-name="P17"/>
      <text:p text:style-name="P3"><text:span text:style-name="T7">Attore Primario:</text:span><text:span text:style-name="T8"> </text:span><text:span text:style-name="T17">Meccanico</text:span></text:p>
      <text:p text:style-name="P17"/>
      <text:p text:style-name="P7"><text:span text:style-name="T6">Precondizioni: </text:span><text:span text:style-name="T10">L’operatore si deve identificare come meccanico, inserire MSN e ID PILOT per essere indirizzato alla sua pagina principale.</text:span></text:p>
      <text:p text:style-name="P19"/>
      <text:p text:style-name="P9"><text:span text:style-name="T6">Garanzia di Successo: </text:span><text:span text:style-name="T12">Conferma a video della corretta eliminazione con annesso aggiornamento del database</text:span><text:span text:style-name="T9">.</text:span></text:p>
      <text:p text:style-name="P26"/>
      <text:p text:style-name="P7"><text:span text:style-name="T6">Scenario Principale di Successo: </text:span><text:span text:style-name="T10">Nel momento in cui si autentica l’operatore come meccanico, e inserisce valori identificativi della vettura e del pilota, schiaccia il bottone “remove pilot”, a video vedrà scomparire l’ID PILOT.</text:span></text:p>
      <text:p text:style-name="P29"/>
      <text:p text:style-name="P23"><text:soft-page-break/></text:p>
      <text:p text:style-name="P23">Scenari Alternativi:</text:p>
      <text:list text:style-name="L3">
        <text:list-item>
          <text:p text:style-name="P33">Il meccanico anche se schiaccia più volte il bottone non <text:span text:style-name="T41">genera </text:span>errori.</text:p>
        </text:list-item>
      </text:list>
      <text:p text:style-name="P24"/>
      <text:p text:style-name="P10"><text:span text:style-name="T32">[</text:span><text:span text:style-name="T33">Use Case UC</text:span><text:span text:style-name="T36">7</text:span><text:span text:style-name="T32">] </text:span><text:span text:style-name="T35">A</text:span><text:span text:style-name="T28">ggiornamento dello stato e dell’usura dei componenti</text:span></text:p>
      <text:p text:style-name="P35"/>
      <text:p text:style-name="P11"><text:span text:style-name="T34">Scope:</text:span><text:span text:style-name="T29"> </text:span><text:span text:style-name="T30">Il sistema deve permettere l’aggiornamento dello stato e dell’usura dei componenti.</text:span></text:p>
      <text:p text:style-name="P17"/>
      <text:p text:style-name="P3"><text:span text:style-name="T7">Level:</text:span><text:span text:style-name="T8"> </text:span><text:span text:style-name="T17">Magazziniere</text:span></text:p>
      <text:p text:style-name="P17"/>
      <text:p text:style-name="P3"><text:span text:style-name="T7">Attore Primario:</text:span><text:span text:style-name="T8"> </text:span><text:span text:style-name="T18">Magazziniere</text:span></text:p>
      <text:p text:style-name="P17"/>
      <text:p text:style-name="P8"><text:span text:style-name="T6">Precondizioni: </text:span><text:span text:style-name="T10">L’operatore si deve identificare come </text:span><text:span text:style-name="T11">magazziniere</text:span><text:span text:style-name="T10"> </text:span><text:span text:style-name="T11">e schiacciare “update component”.</text:span></text:p>
      <text:p text:style-name="P19"/>
      <text:p text:style-name="P9"><text:span text:style-name="T6">Garanzia di Successo: </text:span><text:span text:style-name="T12">Nel database si sarà aggiornato lo stato e l’usura del componente.</text:span><text:span text:style-name="T11"> </text:span></text:p>
      <text:p text:style-name="P9"><text:span text:style-name="T11"/></text:p>
      <text:p text:style-name="P27">Scenario Principale di Successo: <text:span text:style-name="T41">L’operatore </text:span><text:span text:style-name="T5">si deve autentificare come magazziniere, schiacciare il pulsante “update component”, inserire correttamente ID, usura attuale e stato del componente e infine il pulsante “send”. Dopo aver premuto il pulsante il componente verrà aggiornato.</text:span></text:p>
      <text:p text:style-name="P23"/>
      <text:p text:style-name="P23">Scenari Alternativi:</text:p>
      <text:list xml:id="list3293612390" text:style-name="L4">
        <text:list-item>
          <text:p text:style-name="P41">Il componente non esiste, non avverrà nessuna modifica.</text:p>
        </text:list-item>
        <text:list-item>
          <text:p text:style-name="P41">Se si inserirà un valore non numerico in “wear” non avverrà nessuna modifica al componente</text:p>
        </text:list-item>
      </text:list>
      <text:p text:style-name="P42"/>
      <text:p text:style-name="P42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scadia Code SemiBold" svg:font-family="'Cascadia Code Semi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6:19:38.738000000</meta:creation-date>
    <dc:date>2025-02-14T00:41:18.235000000</dc:date>
    <meta:editing-duration>PT9H51M27S</meta:editing-duration>
    <meta:editing-cycles>10</meta:editing-cycles>
    <meta:generator>LibreOffice/7.4.5.1$Windows_X86_64 LibreOffice_project/9c0871452b3918c1019dde9bfac75448afc4b57f</meta:generator>
    <meta:document-statistic meta:table-count="0" meta:image-count="0" meta:object-count="0" meta:page-count="4" meta:paragraph-count="69" meta:word-count="987" meta:character-count="6720" meta:non-whitespace-character-count="5783"/>
  </office:meta>
</office:document-meta>
</file>